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1BF55D3917B8662B9D9.png" manifest:media-type="image/png"/>
  <manifest:file-entry manifest:full-path="Pictures/100000000000032A000002330A92610F7A10EE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1f5b" officeooo:paragraph-rsid="00171f5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1f5b" officeooo:paragraph-rsid="00171f5b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</text:p>
      <text:p text:style-name="P1"><draw:frame draw:style-name="fr1" draw:name="Figura1" text:anchor-type="char" svg:x="0.106cm" svg:y="0.64cm" svg:width="17cm" svg:height="11.816cm" draw:z-index="0"><draw:image xlink:href="Pictures/100000000000032A000002330A92610F7A10EEF5.png" xlink:type="simple" xlink:show="embed" xlink:actuate="onLoad" loext:mime-type="image/png"/></draw:frame><draw:frame draw:style-name="fr1" draw:name="Figura2" text:anchor-type="char" svg:x="0.106cm" svg:y="12.455cm" svg:width="17cm" svg:height="9.643cm" draw:z-index="1"><draw:image xlink:href="Pictures/1000000000000314000001BF55D3917B8662B9D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8:56:27.240849631</meta:creation-date>
    <dc:date>2021-05-06T20:13:50.411561744</dc:date>
    <meta:editing-duration>PT1H47M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" meta:word-count="1" meta:character-count="8" meta:non-whitespace-character-count="8"/>
  </office:meta>
</office:document-meta>
</file>